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24120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24120"/>
    </style:style>
    <style:style style:name="P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13a92b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3a92b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14d23e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8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16" style:family="paragraph" style:parent-style-name="Standard" style:list-style-name="L10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17" style:family="paragraph" style:parent-style-name="Standard" style:list-style-name="L11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18" style:family="paragraph" style:parent-style-name="Standard" style:list-style-name="L12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19" style:family="paragraph" style:parent-style-name="Standard" style:list-style-name="L13">
      <style:paragraph-properties fo:text-align="start" style:justify-single-word="false"/>
      <style:text-properties fo:font-weight="bold" officeooo:paragraph-rsid="00185886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officeooo:paragraph-rsid="0013a92b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3a92b" style:font-size-asian="12.25pt" style:font-weight-asian="normal" style:font-size-complex="14pt" style:font-weight-complex="normal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ciloscópio</text:p>
      <text:p text:style-name="P2"/>
      <text:p text:style-name="P2"/>
      <text:list xml:id="list2881580644" text:style-name="L1">
        <text:list-item>
          <text:p text:style-name="P3">Introdução:</text:p>
        </text:list-item>
      </text:list>
      <text:p text:style-name="P5"><text:span text:style-name="T3"><text:tab/><text:tab/></text:span><text:span text:style-name="T1">O osciloscópio é um instrumento de medida que apresenta graficamente formas de onda para sinais elétricos, geralmente periódicos, onde o tempo é representado pelo eixo “x”, e a intensidade do sinal pelo eixo “y”, desta forma torna-se possível analisar várias características desta onda, como:</text:span></text:p>
      <text:p text:style-name="P5"><text:span text:style-name="T1"/></text:p>
      <text:list xml:id="list713310675" text:style-name="L3">
        <text:list-item>
          <text:list>
            <text:list-item>
              <text:p text:style-name="P6"><text:span text:style-name="T1">Frequência:</text:span></text:p>
            </text:list-item>
          </text:list>
        </text:list-item>
      </text:list>
      <text:p text:style-name="P20"><text:span text:style-name="T1"><text:tab/>Representa o número de oscilações por segundo, medida em hertz.</text:span></text:p>
      <text:list xml:id="list1345691765" text:style-name="L5">
        <text:list-item>
          <text:list>
            <text:list-item>
              <text:p text:style-name="P7"><text:span text:style-name="T1">Período:</text:span></text:p>
            </text:list-item>
          </text:list>
        </text:list-item>
      </text:list>
      <text:p text:style-name="P8"><text:span text:style-name="T1"><text:tab/><text:tab/>O tempo de uma oscilação, o inverso da frequência, medido em segundos.</text:span></text:p>
      <text:list xml:id="list2323345857" text:style-name="L6">
        <text:list-item>
          <text:list>
            <text:list-item>
              <text:p text:style-name="P9"><text:span text:style-name="T1">Amplitude:</text:span></text:p>
            </text:list-item>
          </text:list>
        </text:list-item>
      </text:list>
      <text:p text:style-name="P4"><text:span text:style-name="T1"><text:tab/><text:tab/>Medida em volts, pode representar:</text:span></text:p>
      <text:p text:style-name="P11"><text:span text:style-name="T1"><text:tab/><text:tab/>›Tensão de pico: A inten</text:span><text:span text:style-name="T2">sidade máxima do sinal;</text:span></text:p>
      <text:p text:style-name="P11"><text:span text:style-name="T2"><text:tab/><text:tab/>›Tensão pico a pico: A variação máxima de intensidade do sinal;</text:span></text:p>
      <text:p text:style-name="P11"><text:span text:style-name="T2"><text:tab/><text:tab/>›Tensão RMS: A raiz do valor quadrático médio, que, em uma onda senoide, é equivalente à tensão de pico dividida por √2.</text:span></text:p>
      <text:list xml:id="list1568252676" text:style-name="L7">
        <text:list-item>
          <text:list>
            <text:list-item>
              <text:p text:style-name="P10"><text:span text:style-name="T1">Fase:</text:span></text:p>
            </text:list-item>
          </text:list>
        </text:list-item>
      </text:list>
      <text:p text:style-name="P4"><text:span text:style-name="T1"><text:tab/><text:tab/>O ponto de início da onda, medido em graus.</text:span></text:p>
      <text:list xml:id="list80108177279403" text:continue-numbering="true" text:style-name="L7">
        <text:list-item>
          <text:list>
            <text:list-item>
              <text:p text:style-name="P10"><text:span text:style-name="T1">Comprimento de onda</text:span></text:p>
            </text:list-item>
          </text:list>
        </text:list-item>
      </text:list>
      <text:p text:style-name="P4"><text:span text:style-name="T1"><text:tab/><text:tab/>A distância entre periodicidades da onda, medida em metros.</text:span></text:p>
      <text:p text:style-name="P4"><text:span text:style-name="T1"/></text:p>
      <text:list xml:id="list452681281" text:style-name="L8">
        <text:list-item>
          <text:p text:style-name="P13"><text:span text:style-name="T4">Utilização:</text:span></text:p>
        </text:list-item>
      </text:list>
      <text:p text:style-name="P12"><text:span text:style-name="T4"/></text:p>
      <text:list xml:id="list80106705464823" text:continue-numbering="true" text:style-name="L8">
        <text:list-item>
          <text:list>
            <text:list-item>
              <text:p text:style-name="P13"><text:span text:style-name="T1">Seção “Horizontal”:</text:span></text:p>
            </text:list-item>
          </text:list>
        </text:list-item>
      </text:list>
      <text:p text:style-name="P12"><text:span text:style-name="T1"><text:tab/><text:tab/>Permite translações horizontais e alterações de escala da perspectiva do tempo, permitindo ajustar as dimensões a fim de facilitar a visualização das características temporais e métricas da onda.</text:span></text:p>
      <text:list xml:id="list4216970395" text:style-name="L9">
        <text:list-item>
          <text:list>
            <text:list-item>
              <text:p text:style-name="P14"><text:span text:style-name="T1">Seção “Vertical”:</text:span></text:p>
            </text:list-item>
          </text:list>
        </text:list-item>
      </text:list>
      <text:p text:style-name="P15"><text:span text:style-name="T1"><text:tab/><text:tab/>Permite translações verticais e alterações de escala da perspectiva da intensidade do sinal, permitindo ajustar as dimensões a fim de facilitar a visualização das características energéticas onda.</text:span></text:p>
      <text:list xml:id="list3295250692" text:style-name="L10">
        <text:list-item>
          <text:list>
            <text:list-item>
              <text:p text:style-name="P16"><text:span text:style-name="T1">Seção “Trigger”:</text:span></text:p>
            </text:list-item>
          </text:list>
        </text:list-item>
      </text:list>
      <text:p text:style-name="P15"><text:span text:style-name="T1"><text:tab/><text:tab/>Sincroniza a varredura da leitura com o início da onda, permitido que a onda permaneça virtualmente estática, facilitando a análise.</text:span></text:p>
      <text:list xml:id="list245380378" text:style-name="L11">
        <text:list-item>
          <text:list>
            <text:list-item>
              <text:p text:style-name="P17"><text:span text:style-name="T1">Função “Acoplamento”:</text:span></text:p>
            </text:list-item>
          </text:list>
        </text:list-item>
      </text:list>
      <text:p text:style-name="P15"><text:span text:style-name="T1"><text:tab/><text:tab/>Permite alternar entre os modos “DC”, corrente contínua; “AC”, corrente alternada; “GND”, aterrado. Dessa forma o usuário pode filtrar o sinal para facilitar a análise da onda.</text:span></text:p>
      <text:list xml:id="list1603071555" text:style-name="L12">
        <text:list-item>
          <text:list>
            <text:list-item>
              <text:p text:style-name="P18"><text:span text:style-name="T1">Função “Cursor”:</text:span></text:p>
            </text:list-item>
          </text:list>
        </text:list-item>
      </text:list>
      <text:p text:style-name="P15"><text:soft-page-break/><text:span text:style-name="T1"><text:tab/><text:tab/>Limita seções verticalmente ou horizontalmente para medir variações de tensão ou de tempo de maneira mais precisa.</text:span></text:p>
      <text:list xml:id="list3417126317" text:style-name="L13">
        <text:list-item>
          <text:list>
            <text:list-item>
              <text:p text:style-name="P19"><text:span text:style-name="T1">Ponta de Prova:</text:span></text:p>
            </text:list-item>
          </text:list>
        </text:list-item>
      </text:list>
      <text:p text:style-name="P15"><text:span text:style-name="T1"><text:tab/><text:tab/>É o polo que conecta o sinal ao osciloscópio, geralmente contém um fio terra e pode ser utilizada com um atenuador, que diminui a intensidade do sinal, para se adequar melhor aos limites do osciloscóp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04:50:46.487551690</meta:creation-date>
    <dc:date>2021-02-27T08:01:06.266570110</dc:date>
    <meta:editing-duration>PT12M34S</meta:editing-duration>
    <meta:editing-cycles>3</meta:editing-cycles>
    <meta:generator>LibreOffice/7.1.0.3$Linux_X86_64 LibreOffice_project/10$Build-3</meta:generator>
    <meta:document-statistic meta:table-count="0" meta:image-count="0" meta:object-count="0" meta:page-count="2" meta:paragraph-count="29" meta:word-count="320" meta:character-count="2040" meta:non-whitespace-character-count="1733"/>
  </office:meta>
</office:document-meta>
</file>